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533cm"/>
    </style:style>
    <style:style style:name="co24" style:family="table-column">
      <style:table-column-properties fo:break-before="auto" style:column-width="6.983cm"/>
    </style:style>
    <style:style style:name="co25" style:family="table-column">
      <style:table-column-properties fo:break-before="auto" style:column-width="0.621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6.754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0.582cm"/>
    </style:style>
    <style:style style:name="co31" style:family="table-column">
      <style:table-column-properties fo:break-before="auto" style:column-width="0.466cm"/>
    </style:style>
    <style:style style:name="co32" style:family="table-column">
      <style:table-column-properties fo:break-before="auto" style:column-width="4.531cm"/>
    </style:style>
    <style:style style:name="co33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8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24">
      <style:table-cell-properties fo:background-color="#ffffd7"/>
    </style:style>
    <style:style style:name="ce13" style:family="table-cell" style:parent-style-name="Default" style:data-style-name="N124">
      <style:table-cell-properties fo:background-color="#e8f2a1"/>
    </style:style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4"/>
    <style:style style:name="ce20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22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63" style:family="table-cell" style:parent-style-name="Default" style:data-style-name="N124"/>
    <style:style style:name="ce26" style:family="table-cell" style:parent-style-name="Default">
      <style:table-cell-properties fo:background-color="#e8f2a1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" style:family="table-cell" style:parent-style-name="Default" style:data-style-name="N0">
      <style:table-cell-properties fo:background-color="#e8f2a1"/>
    </style:style>
    <style:style style:name="ce29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4">
      <style:table-cell-properties fo:background-color="#e8f2a1"/>
    </style:style>
    <style:style style:name="ce136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0" table:default-cell-style-name="ce61"/>
        <table:table-column table:style-name="co11" table:number-columns-repeated="2" table:default-cell-style-name="ce61"/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TAHMİNİ</text:p>
          </table:table-cell>
          <table:table-cell table:style-name="ce20"/>
          <table:table-cell table:style-name="ce5"/>
          <table:table-cell table:style-name="ce10" office:value-type="string" calcext:value-type="string">
            <text:p>GERÇEKLEŞEN</text:p>
          </table:table-cell>
          <table:table-cell table:style-name="ce20"/>
          <table:table-cell table:style-name="ce26"/>
          <table:table-cell table:style-name="ce28"/>
          <table:table-cell table:style-name="ce32" table:number-columns-repeated="3"/>
        </table:table-row>
        <table:table-row table:style-name="ro1">
          <table:table-cell table:style-name="ce1" office:value-type="float" office:value="-2022" calcext:value-type="float">
            <text:p>-2022</text:p>
          </table:table-cell>
          <table:table-cell table:style-name="ce5" office:value-type="string" calcext:value-type="string">
            <text:p>GİRİŞ</text:p>
          </table:table-cell>
          <table:table-cell table:style-name="ce11" office:value-type="string" calcext:value-type="string">
            <text:p>ÇIKIŞ</text:p>
          </table:table-cell>
          <table:table-cell table:style-name="ce20" office:value-type="string" calcext:value-type="string">
            <text:p><text:s/>BAKİYE</text:p>
          </table:table-cell>
          <table:table-cell table:style-name="ce5" office:value-type="string" calcext:value-type="string">
            <text:p>GİRİŞ</text:p>
          </table:table-cell>
          <table:table-cell table:style-name="ce11" office:value-type="string" calcext:value-type="string">
            <text:p>ÇIKIŞ</text:p>
          </table:table-cell>
          <table:table-cell table:style-name="ce20" office:value-type="string" calcext:value-type="string">
            <text:p>BAKİYE</text:p>
          </table:table-cell>
          <table:table-cell table:style-name="ce26"/>
          <table:table-cell table:style-name="ce28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</table:table-row>
        <table:table-row table:style-name="ro2">
          <table:table-cell table:style-name="ce112" office:value-type="string" calcext:value-type="string">
            <text:p>Ocak</text:p>
          </table:table-cell>
          <table:table-cell table:style-name="ce6" table:formula="of:=[$'01'.D2]" office:value-type="float" office:value="7333.3" calcext:value-type="float">
            <text:p>7.333,30</text:p>
          </table:table-cell>
          <table:table-cell table:style-name="ce12" table:formula="of:=[$'01'.E2]" office:value-type="float" office:value="-6834.05" calcext:value-type="float">
            <text:p>-6.834,05</text:p>
          </table:table-cell>
          <table:table-cell table:style-name="ce21" table:formula="of:=[.B3]+[.C3]" office:value-type="float" office:value="499.25" calcext:value-type="float">
            <text:p>499,25</text:p>
          </table:table-cell>
          <table:table-cell table:style-name="ce6" table:formula="of:=[$'01'.F2]" office:value-type="float" office:value="46462.64" calcext:value-type="float">
            <text:p>46.462,64</text:p>
          </table:table-cell>
          <table:table-cell table:style-name="ce12" table:formula="of:=[$'01'.G2]" office:value-type="float" office:value="-6834.05" calcext:value-type="float">
            <text:p>-6.834,05</text:p>
          </table:table-cell>
          <table:table-cell table:style-name="ce22" table:formula="of:=[.E3]+[.F3]" office:value-type="float" office:value="39628.59" calcext:value-type="float">
            <text:p>39.628,59</text:p>
          </table:table-cell>
          <table:table-cell table:style-name="ce112"/>
          <table:table-cell table:style-name="ce29"/>
          <table:table-cell table:style-name="ce136" table:number-columns-repeated="3"/>
        </table:table-row>
        <table:table-row table:style-name="ro3">
          <table:table-cell table:style-name="ce112" office:value-type="string" calcext:value-type="string">
            <text:p>Şubat</text:p>
          </table:table-cell>
          <table:table-cell table:style-name="ce6" table:formula="of:=[$'02'.D2]" office:value-type="float" office:value="10567.09" calcext:value-type="float">
            <text:p>10.567,09</text:p>
          </table:table-cell>
          <table:table-cell table:style-name="ce12" table:formula="of:=[$'02'.E2]" office:value-type="float" office:value="-21938.15" calcext:value-type="float">
            <text:p>-21.938,15</text:p>
          </table:table-cell>
          <table:table-cell table:style-name="ce21" table:formula="of:=[.B4]+[.C4]+[.D3]" office:value-type="float" office:value="-10871.81" calcext:value-type="float">
            <text:p>-10.871,81</text:p>
          </table:table-cell>
          <table:table-cell table:style-name="ce6" table:formula="of:=[$'02'.F2]" office:value-type="float" office:value="11567.09" calcext:value-type="float">
            <text:p>11.567,09</text:p>
          </table:table-cell>
          <table:table-cell table:style-name="ce12" table:formula="of:=[$'02'.G2]" office:value-type="float" office:value="-21938.15" calcext:value-type="float">
            <text:p>-21.938,15</text:p>
          </table:table-cell>
          <table:table-cell table:style-name="ce22" table:formula="of:=[.E4]+[.F4]+[.G3]" office:value-type="float" office:value="29257.53" calcext:value-type="float">
            <text:p>29.257,53</text:p>
          </table:table-cell>
          <table:table-cell table:style-name="ce27" office:value-type="string" calcext:value-type="string">
            <text:p>doğuş</text:p>
          </table:table-cell>
          <table:table-cell table:style-name="ce29"/>
          <table:table-cell table:style-name="ce136" table:number-columns-repeated="2"/>
          <table:table-cell table:style-name="ce36" office:value-type="float" office:value="36" calcext:value-type="float">
            <text:p>36,00</text:p>
          </table:table-cell>
        </table:table-row>
        <table:table-row table:style-name="ro2">
          <table:table-cell table:style-name="ce112" office:value-type="string" calcext:value-type="string">
            <text:p>Mart</text:p>
          </table:table-cell>
          <table:table-cell table:style-name="ce6" table:formula="of:=[$'03'.D2]" office:value-type="float" office:value="36859.61" calcext:value-type="float">
            <text:p>36.859,61</text:p>
          </table:table-cell>
          <table:table-cell table:style-name="ce12" table:formula="of:=[$'03'.E2]" office:value-type="float" office:value="-30109.3" calcext:value-type="float">
            <text:p>-30.109,30</text:p>
          </table:table-cell>
          <table:table-cell table:style-name="ce21" table:formula="of:=[.B5]+[.C5]+[.D4]" office:value-type="float" office:value="-4121.5" calcext:value-type="float">
            <text:p>-4.121,50</text:p>
          </table:table-cell>
          <table:table-cell table:style-name="ce6" table:formula="of:=[$'03'.F2]" office:value-type="float" office:value="35859.61" calcext:value-type="float">
            <text:p>35.859,61</text:p>
          </table:table-cell>
          <table:table-cell table:style-name="ce12" table:formula="of:=[$'03'.G2]" office:value-type="float" office:value="-30109.3" calcext:value-type="float">
            <text:p>-30.109,30</text:p>
          </table:table-cell>
          <table:table-cell table:style-name="ce22" table:formula="of:=[.E5]+[.F5]+[.G4]" office:value-type="float" office:value="35007.84" calcext:value-type="float">
            <text:p>35.007,84</text:p>
          </table:table-cell>
          <table:table-cell table:style-name="ce27" office:value-type="string" calcext:value-type="string">
            <text:p>snyF</text:p>
          </table:table-cell>
          <table:table-cell table:style-name="ce29" office:value-type="float" office:value="48" calcext:value-type="float">
            <text:p>48</text:p>
          </table:table-cell>
          <table:table-cell table:style-name="ce136" table:formula="of:=[.I5]*0.2491" office:value-type="float" office:value="11.9568" calcext:value-type="float">
            <text:p>11,96</text:p>
          </table:table-cell>
          <table:table-cell table:style-name="ce136" table:formula="of:=[.I5]-[.J5]" office:value-type="float" office:value="36.0432" calcext:value-type="float">
            <text:p>36,04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Nisan</text:p>
          </table:table-cell>
          <table:table-cell table:style-name="ce6" table:formula="of:=[$'04'.D2]" office:value-type="float" office:value="15937.59" calcext:value-type="float">
            <text:p>15.937,59</text:p>
          </table:table-cell>
          <table:table-cell table:style-name="ce12" table:formula="of:=[$'04'.E2]" office:value-type="float" office:value="-11790.68" calcext:value-type="float">
            <text:p>-11.790,68</text:p>
          </table:table-cell>
          <table:table-cell table:style-name="ce21" table:formula="of:=[.B6]+[.C6]+[.D5]" office:value-type="float" office:value="25.4099999999999" calcext:value-type="float">
            <text:p>25,41</text:p>
          </table:table-cell>
          <table:table-cell table:style-name="ce6" table:formula="of:=[$'04'.F2]" office:value-type="float" office:value="17940.28" calcext:value-type="float">
            <text:p>17.940,28</text:p>
          </table:table-cell>
          <table:table-cell table:style-name="ce12" table:formula="of:=[$'04'.G2]" office:value-type="float" office:value="-11140.68" calcext:value-type="float">
            <text:p>-11.140,68</text:p>
          </table:table-cell>
          <table:table-cell table:style-name="ce22" table:formula="of:=[.E6]+[.F6]+[.G5]" office:value-type="float" office:value="41807.44" calcext:value-type="float">
            <text:p>41.807,44</text:p>
          </table:table-cell>
          <table:table-cell table:style-name="ce27" office:value-type="string" calcext:value-type="string">
            <text:p>tuzgmrğ</text:p>
          </table:table-cell>
          <table:table-cell table:style-name="ce29"/>
          <table:table-cell table:style-name="ce136" table:number-columns-repeated="2"/>
          <table:table-cell table:style-name="ce37" office:value-type="float" office:value="19.8" calcext:value-type="float">
            <text:p>19,80</text:p>
          </table:table-cell>
        </table:table-row>
        <table:table-row table:style-name="ro2">
          <table:table-cell table:style-name="ce112" office:value-type="string" calcext:value-type="string">
            <text:p>Mayıs</text:p>
          </table:table-cell>
          <table:table-cell table:style-name="ce6" table:formula="of:=[$'05'.D2]" office:value-type="float" office:value="11328.34" calcext:value-type="float">
            <text:p>11.328,34</text:p>
          </table:table-cell>
          <table:table-cell table:style-name="ce12" table:formula="of:=[$'05'.E2]" office:value-type="float" office:value="-7712.66" calcext:value-type="float">
            <text:p>-7.712,66</text:p>
          </table:table-cell>
          <table:table-cell table:style-name="ce21" table:formula="of:=[.B7]+[.C7]+[.D6]" office:value-type="float" office:value="3641.09" calcext:value-type="float">
            <text:p>3.641,09</text:p>
          </table:table-cell>
          <table:table-cell table:style-name="ce6" table:formula="of:=[$'05'.F2]" office:value-type="float" office:value="9522.37" calcext:value-type="float">
            <text:p>9.522,37</text:p>
          </table:table-cell>
          <table:table-cell table:style-name="ce12" table:formula="of:=[$'05'.G2]" office:value-type="float" office:value="-7722.66" calcext:value-type="float">
            <text:p>-7.722,66</text:p>
          </table:table-cell>
          <table:table-cell table:style-name="ce22" table:formula="of:=[.E7]+[.F7]+[.G6]" office:value-type="float" office:value="43607.15" calcext:value-type="float">
            <text:p>43.607,15</text:p>
          </table:table-cell>
          <table:table-cell table:style-name="ce27" office:value-type="string" calcext:value-type="string">
            <text:p>snyB</text:p>
          </table:table-cell>
          <table:table-cell table:style-name="ce29"/>
          <table:table-cell table:style-name="ce136" table:formula="of:=[.I7]*0.2491" office:value-type="float" office:value="0" calcext:value-type="float">
            <text:p>0,00</text:p>
          </table:table-cell>
          <table:table-cell table:style-name="ce136" table:formula="of:=[.I7]-[.J7]" office:value-type="float" office:value="0" calcext:value-type="float">
            <text:p>0,00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Haziran</text:p>
          </table:table-cell>
          <table:table-cell table:style-name="ce6" table:formula="of:=[$'06'.D2]" office:value-type="float" office:value="17837.05" calcext:value-type="float">
            <text:p>17.837,05</text:p>
          </table:table-cell>
          <table:table-cell table:style-name="ce12" table:formula="of:=[$'06'.E2]" office:value-type="float" office:value="-28058.1" calcext:value-type="float">
            <text:p>-28.058,10</text:p>
          </table:table-cell>
          <table:table-cell table:style-name="ce21" table:formula="of:=[.B8]+[.C8]+[.D7]" office:value-type="float" office:value="-6579.96" calcext:value-type="float">
            <text:p>-6.579,96</text:p>
          </table:table-cell>
          <table:table-cell table:style-name="ce6" table:formula="of:=[$'06'.F2]" office:value-type="float" office:value="16654.19" calcext:value-type="float">
            <text:p>16.654,19</text:p>
          </table:table-cell>
          <table:table-cell table:style-name="ce12" table:formula="of:=[$'06'.G2]" office:value-type="float" office:value="-28058.1" calcext:value-type="float">
            <text:p>-28.058,10</text:p>
          </table:table-cell>
          <table:table-cell table:style-name="ce22" table:formula="of:=[.E8]+[.F8]+[.G7]" office:value-type="float" office:value="32203.24" calcext:value-type="float">
            <text:p>32.203,24</text:p>
          </table:table-cell>
          <table:table-cell table:style-name="ce112"/>
          <table:table-cell table:style-name="ce29"/>
          <table:table-cell table:style-name="ce136" table:number-columns-repeated="2"/>
          <table:table-cell table:style-name="ce37"/>
        </table:table-row>
        <table:table-row table:style-name="ro2">
          <table:table-cell table:style-name="ce112" office:value-type="string" calcext:value-type="string">
            <text:p>Temmuz</text:p>
          </table:table-cell>
          <table:table-cell table:style-name="ce6" table:formula="of:=[$'07'.D2]" office:value-type="float" office:value="27131.07" calcext:value-type="float">
            <text:p>27.131,07</text:p>
          </table:table-cell>
          <table:table-cell table:style-name="ce12" table:formula="of:=[$'07'.E2]" office:value-type="float" office:value="-17400.82" calcext:value-type="float">
            <text:p>-17.400,82</text:p>
          </table:table-cell>
          <table:table-cell table:style-name="ce21" table:formula="of:=[.B9]+[.C9]+[.D8]" office:value-type="float" office:value="3150.29" calcext:value-type="float">
            <text:p>3.150,29</text:p>
          </table:table-cell>
          <table:table-cell table:style-name="ce6" table:formula="of:=[$'07'.F2]" office:value-type="float" office:value="16133.3" calcext:value-type="float">
            <text:p>16.133,30</text:p>
          </table:table-cell>
          <table:table-cell table:style-name="ce12" table:formula="of:=[$'07'.G2]" office:value-type="float" office:value="-20600.82" calcext:value-type="float">
            <text:p>-20.600,82</text:p>
          </table:table-cell>
          <table:table-cell table:style-name="ce22" table:formula="of:=[.E9]+[.F9]+[.G8]" office:value-type="float" office:value="27735.72" calcext:value-type="float">
            <text:p>27.735,72</text:p>
          </table:table-cell>
          <table:table-cell table:style-name="ce27" office:value-type="string" calcext:value-type="string">
            <text:p>snyG</text:p>
          </table:table-cell>
          <table:table-cell table:style-name="ce29" office:value-type="float" office:value="48" calcext:value-type="float">
            <text:p>48</text:p>
          </table:table-cell>
          <table:table-cell table:style-name="ce136" table:formula="of:=[.I9]*0.2491" office:value-type="float" office:value="11.9568" calcext:value-type="float">
            <text:p>11,96</text:p>
          </table:table-cell>
          <table:table-cell table:style-name="ce136" table:formula="of:=[.I9]-[.J9]" office:value-type="float" office:value="36.0432" calcext:value-type="float">
            <text:p>36,04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Ağustos</text:p>
          </table:table-cell>
          <table:table-cell table:style-name="ce6" table:formula="of:=[$'08'.D2]" office:value-type="float" office:value="34617.91" calcext:value-type="float">
            <text:p>34.617,91</text:p>
          </table:table-cell>
          <table:table-cell table:style-name="ce12" table:formula="of:=[$'08'.E2]" office:value-type="float" office:value="-11695.35" calcext:value-type="float">
            <text:p>-11.695,35</text:p>
          </table:table-cell>
          <table:table-cell table:style-name="ce21" table:formula="of:=[.B10]+[.C10]+[.D9]" office:value-type="float" office:value="26072.85" calcext:value-type="float">
            <text:p>26.072,85</text:p>
          </table:table-cell>
          <table:table-cell table:style-name="ce6" table:formula="of:=[$'08'.F2]" office:value-type="float" office:value="102061.66" calcext:value-type="float">
            <text:p>102.061,66</text:p>
          </table:table-cell>
          <table:table-cell table:style-name="ce12" table:formula="of:=[$'08'.G2]" office:value-type="float" office:value="-33894.33" calcext:value-type="float">
            <text:p>-33.894,33</text:p>
          </table:table-cell>
          <table:table-cell table:style-name="ce22" table:formula="of:=[.E10]+[.F10]+[.G9]" office:value-type="float" office:value="95903.05" calcext:value-type="float">
            <text:p>95.903,05</text:p>
          </table:table-cell>
          <table:table-cell table:style-name="ce27" office:value-type="string" calcext:value-type="string">
            <text:p>lise</text:p>
          </table:table-cell>
          <table:table-cell table:style-name="ce29"/>
          <table:table-cell table:style-name="ce136" table:number-columns-repeated="2"/>
          <table:table-cell table:style-name="ce37" office:value-type="float" office:value="22" calcext:value-type="float">
            <text:p>22,00</text:p>
          </table:table-cell>
        </table:table-row>
        <table:table-row table:style-name="ro2">
          <table:table-cell table:style-name="ce112" office:value-type="string" calcext:value-type="string">
            <text:p>Eylül</text:p>
          </table:table-cell>
          <table:table-cell table:style-name="ce6" table:formula="of:=[$'09'.D2]" office:value-type="float" office:value="70162.31" calcext:value-type="float">
            <text:p>70.162,31</text:p>
          </table:table-cell>
          <table:table-cell table:style-name="ce12" table:formula="of:=[$'09'.E2]" office:value-type="float" office:value="-75599.02" calcext:value-type="float">
            <text:p>-75.599,02</text:p>
          </table:table-cell>
          <table:table-cell table:style-name="ce21" table:formula="of:=[.B11]+[.C11]+[.D10]" office:value-type="float" office:value="20636.14" calcext:value-type="float">
            <text:p>20.636,14</text:p>
          </table:table-cell>
          <table:table-cell table:style-name="ce6" table:formula="of:=[$'09'.F2]" office:value-type="float" office:value="9260.5" calcext:value-type="float">
            <text:p>9.260,50</text:p>
          </table:table-cell>
          <table:table-cell table:style-name="ce12" table:formula="of:=[$'09'.G2]" office:value-type="float" office:value="-23529.24" calcext:value-type="float">
            <text:p>-23.529,24</text:p>
          </table:table-cell>
          <table:table-cell table:style-name="ce22" table:formula="of:=[.E11]+[.F11]+[.G10]" office:value-type="float" office:value="81634.31" calcext:value-type="float">
            <text:p>81.634,31</text:p>
          </table:table-cell>
          <table:table-cell table:style-name="ce27" office:value-type="string" calcext:value-type="string">
            <text:p>snyE</text:p>
          </table:table-cell>
          <table:table-cell table:style-name="ce29" office:value-type="float" office:value="45" calcext:value-type="float">
            <text:p>45</text:p>
          </table:table-cell>
          <table:table-cell table:style-name="ce136" table:formula="of:=[.I11]*0.2491" office:value-type="float" office:value="11.2095" calcext:value-type="float">
            <text:p>11,21</text:p>
          </table:table-cell>
          <table:table-cell table:style-name="ce136" table:formula="of:=[.I11]-[.J11]" office:value-type="float" office:value="33.7905" calcext:value-type="float">
            <text:p>33,79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Ekim</text:p>
          </table:table-cell>
          <table:table-cell table:style-name="ce6" table:formula="of:=[$'10'.D2]" office:value-type="float" office:value="14050" calcext:value-type="float">
            <text:p>14.050,00</text:p>
          </table:table-cell>
          <table:table-cell table:style-name="ce12" table:formula="of:=[$'10'.E2]" office:value-type="float" office:value="-20870.82" calcext:value-type="float">
            <text:p>-20.870,82</text:p>
          </table:table-cell>
          <table:table-cell table:style-name="ce21" table:formula="of:=[.B12]+[.C12]+[.D11]" office:value-type="float" office:value="13815.32" calcext:value-type="float">
            <text:p>13.815,32</text:p>
          </table:table-cell>
          <table:table-cell table:style-name="ce6" table:formula="of:=[$'10'.F2]" office:value-type="float" office:value="0" calcext:value-type="float">
            <text:p>0,00</text:p>
          </table:table-cell>
          <table:table-cell table:style-name="ce12" table:formula="of:=[$'10'.G2]" office:value-type="float" office:value="-30866.5" calcext:value-type="float">
            <text:p>-30.866,50</text:p>
          </table:table-cell>
          <table:table-cell table:style-name="ce22" table:formula="of:=[.E12]+[.F12]+[.G11]" office:value-type="float" office:value="50767.81" calcext:value-type="float">
            <text:p>50.767,81</text:p>
          </table:table-cell>
          <table:table-cell table:style-name="ce27" office:value-type="string" calcext:value-type="string">
            <text:p>ali paşa</text:p>
          </table:table-cell>
          <table:table-cell table:style-name="ce29"/>
          <table:table-cell table:style-name="ce136" table:number-columns-repeated="2"/>
          <table:table-cell table:style-name="ce37" office:value-type="float" office:value="5" calcext:value-type="float">
            <text:p>5,00</text:p>
          </table:table-cell>
        </table:table-row>
        <table:table-row table:style-name="ro2">
          <table:table-cell table:style-name="ce112" office:value-type="string" calcext:value-type="string">
            <text:p>Kasım</text:p>
          </table:table-cell>
          <table:table-cell table:style-name="ce6" table:formula="of:=[$'11'.D2]" office:value-type="float" office:value="135050" calcext:value-type="float">
            <text:p>135.050,00</text:p>
          </table:table-cell>
          <table:table-cell table:style-name="ce12" table:formula="of:=[$'11'.E2]" office:value-type="float" office:value="-11546.5" calcext:value-type="float">
            <text:p>-11.546,50</text:p>
          </table:table-cell>
          <table:table-cell table:style-name="ce21" table:formula="of:=[.B13]+[.C13]+[.D12]" office:value-type="float" office:value="137318.82" calcext:value-type="float">
            <text:p>137.318,82</text:p>
          </table:table-cell>
          <table:table-cell table:style-name="ce6" table:formula="of:=[$'11'.F2]" office:value-type="float" office:value="0" calcext:value-type="float">
            <text:p>0,00</text:p>
          </table:table-cell>
          <table:table-cell table:style-name="ce12" table:formula="of:=[$'11'.G2]" office:value-type="float" office:value="0" calcext:value-type="float">
            <text:p>0,00</text:p>
          </table:table-cell>
          <table:table-cell table:style-name="ce22" table:formula="of:=[.E13]+[.F13]+[.G12]" office:value-type="float" office:value="50767.81" calcext:value-type="float">
            <text:p>50.767,81</text:p>
          </table:table-cell>
          <table:table-cell table:style-name="ce27" office:value-type="string" calcext:value-type="string">
            <text:p>snyCD</text:p>
          </table:table-cell>
          <table:table-cell table:style-name="ce29" office:value-type="float" office:value="75" calcext:value-type="float">
            <text:p>75</text:p>
          </table:table-cell>
          <table:table-cell table:style-name="ce136" table:formula="of:=[.I13]*0.2491" office:value-type="float" office:value="18.6825" calcext:value-type="float">
            <text:p>18,68</text:p>
          </table:table-cell>
          <table:table-cell table:style-name="ce136" table:formula="of:=[.I13]-[.J13]" office:value-type="float" office:value="56.3175" calcext:value-type="float">
            <text:p>56,32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Aralık</text:p>
          </table:table-cell>
          <table:table-cell table:style-name="ce6" table:formula="of:=[$'12'.D2]" office:value-type="float" office:value="13850" calcext:value-type="float">
            <text:p>13.850,00</text:p>
          </table:table-cell>
          <table:table-cell table:style-name="ce12" table:formula="of:=[$'12'.E2]" office:value-type="float" office:value="-11546.5" calcext:value-type="float">
            <text:p>-11.546,50</text:p>
          </table:table-cell>
          <table:table-cell table:style-name="ce21" table:formula="of:=[.B14]+[.C14]+[.D13]" office:value-type="float" office:value="139622.32" calcext:value-type="float">
            <text:p>139.622,32</text:p>
          </table:table-cell>
          <table:table-cell table:style-name="ce6" table:formula="of:=[$'12'.F2]" office:value-type="float" office:value="0" calcext:value-type="float">
            <text:p>0,00</text:p>
          </table:table-cell>
          <table:table-cell table:style-name="ce12" table:formula="of:=[$'12'.G2]" office:value-type="float" office:value="0" calcext:value-type="float">
            <text:p>0,00</text:p>
          </table:table-cell>
          <table:table-cell table:style-name="ce22" table:formula="of:=[.E14]+[.F14]+[.G13]" office:value-type="float" office:value="50767.81" calcext:value-type="float">
            <text:p>50.767,81</text:p>
          </table:table-cell>
          <table:table-cell table:style-name="ce27" office:value-type="string" calcext:value-type="string">
            <text:p>snyA</text:p>
          </table:table-cell>
          <table:table-cell table:style-name="ce29" office:value-type="float" office:value="42" calcext:value-type="float">
            <text:p>42</text:p>
          </table:table-cell>
          <table:table-cell table:style-name="ce136" table:formula="of:=[.I14]*0.2491" office:value-type="float" office:value="10.4622" calcext:value-type="float">
            <text:p>10,46</text:p>
          </table:table-cell>
          <table:table-cell table:style-name="ce136" table:formula="of:=[.I14]-[.J14]" office:value-type="float" office:value="31.5378" calcext:value-type="float">
            <text:p>31,54</text:p>
          </table:table-cell>
          <table:table-cell table:style-name="ce136"/>
        </table:table-row>
        <table:table-row table:style-name="ro2">
          <table:table-cell table:style-name="ce3" office:value-type="string" calcext:value-type="string">
            <text:p>TOPLAM</text:p>
          </table:table-cell>
          <table:table-cell table:style-name="ce8" table:formula="of:=SUM([.B3:.B14])" office:value-type="float" office:value="394724.27" calcext:value-type="float">
            <text:p>394.724,27</text:p>
          </table:table-cell>
          <table:table-cell table:style-name="ce13" table:formula="of:=SUM([.C3:.C14])" office:value-type="float" office:value="-255101.95" calcext:value-type="float">
            <text:p>-255.101,95</text:p>
          </table:table-cell>
          <table:table-cell table:style-name="ce22"/>
          <table:table-cell table:style-name="ce8" table:formula="of:=SUM([.E3:.E14])" office:value-type="float" office:value="265461.64" calcext:value-type="float">
            <text:p>265.461,64</text:p>
          </table:table-cell>
          <table:table-cell table:style-name="ce13" table:formula="of:=SUM([.F3:.F14])" office:value-type="float" office:value="-214693.83" calcext:value-type="float">
            <text:p>-214.693,83</text:p>
          </table:table-cell>
          <table:table-cell table:style-name="ce22" table:formula="of:=[.E15]+[.F15]" office:value-type="float" office:value="50767.81" calcext:value-type="float">
            <text:p>50.767,81</text:p>
          </table:table-cell>
          <table:table-cell table:style-name="ce26"/>
          <table:table-cell table:style-name="ce28" table:formula="of:=SUM([.I3:.I14])" office:value-type="float" office:value="258" calcext:value-type="float">
            <text:p>258</text:p>
          </table:table-cell>
          <table:table-cell table:style-name="ce34" table:formula="of:=SUM([.J3:.J14])" office:value-type="float" office:value="64.2678" calcext:value-type="float">
            <text:p>64,27</text:p>
          </table:table-cell>
          <table:table-cell table:style-name="ce34" table:formula="of:=SUM([.K3:.K14])" office:value-type="float" office:value="193.7322" calcext:value-type="float">
            <text:p>193,73</text:p>
          </table:table-cell>
          <table:table-cell table:style-name="ce34" table:formula="of:=SUM([.L3:.L14])" office:value-type="float" office:value="82.8" calcext:value-type="float">
            <text:p>82,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.B15]/12" office:value-type="float" office:value="32893.6891666667" calcext:value-type="float">
            <text:p>32.893,69</text:p>
          </table:table-cell>
          <table:table-cell table:style-name="ce14" table:formula="of:=[.C15]/12" office:value-type="float" office:value="-21258.4958333333" calcext:value-type="float">
            <text:p>-21.258,50</text:p>
          </table:table-cell>
          <table:table-cell table:style-name="ce23"/>
          <table:table-cell table:style-name="ce9" table:formula="of:=[.E15]/8" office:value-type="float" office:value="33182.705" calcext:value-type="float">
            <text:p>33.182,71</text:p>
          </table:table-cell>
          <table:table-cell table:style-name="ce14" table:formula="of:=[.F15]/8" office:value-type="float" office:value="-26836.72875" calcext:value-type="float">
            <text:p>-26.836,73</text:p>
          </table:table-cell>
          <table:table-cell table:style-name="ce24"/>
          <table:table-cell table:number-columns-repeated="2"/>
          <table:table-cell table:style-name="ce78"/>
          <table:table-cell/>
          <table:table-cell table:formula="of:=[.K15]+[.L15]" office:value-type="float" office:value="276.5322" calcext:value-type="float">
            <text:p>276,53</text:p>
          </table:table-cell>
        </table:table-row>
        <table:table-row table:style-name="ro2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78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3"/>
        <table:table-column table:style-name="co18" table:number-columns-repeated="3" table:default-cell-style-name="ce63"/>
        <table:table-column table:style-name="co12" table:default-cell-style-name="Default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number-columns-repeated="8"/>
        </table:table-row>
        <table:table-row table:style-name="ro2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/>
          <table:table-cell table:style-name="ce60" table:number-columns-repeated="3"/>
          <table:table-cell table:number-columns-repeated="5"/>
        </table:table-row>
        <table:table-row table:style-name="ro2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93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63"/>
        <table:table-column table:style-name="co21" table:default-cell-style-name="ce63"/>
        <table:table-column table:style-name="co22" table:default-cell-style-name="ce63"/>
        <table:table-column table:style-name="co2" table:default-cell-style-name="ce63"/>
        <table:table-row table:style-name="ro2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2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3" table:default-cell-style-name="ce93"/>
        <table:table-column table:style-name="co24" table:default-cell-style-name="Default"/>
        <table:table-column table:style-name="co25" table:default-cell-style-name="Default"/>
        <table:table-column table:style-name="co26" table:default-cell-style-name="ce63"/>
        <table:table-column table:style-name="co27" table:default-cell-style-name="ce63"/>
        <table:table-column table:style-name="co26" table:default-cell-style-name="ce63"/>
        <table:table-column table:style-name="co27" table:number-columns-repeated="2" table:default-cell-style-name="ce63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2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2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93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9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32])" office:value-type="float" office:value="11328.34" calcext:value-type="float">
            <text:p>11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2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28"/>
          <table:table-cell table:style-name="ce130" office:value-type="string" calcext:value-type="string">
            <text:p>SnyF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44])" office:value-type="float" office:value="17837.05" calcext:value-type="float">
            <text:p>17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F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30"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default-cell-style-name="ce115"/>
        <table:table-column table:style-name="co12" table:number-columns-repeated="3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93"/>
          <table:table-cell table:style-name="ce98" table:number-columns-repeated="3"/>
          <table:table-cell table:style-name="ce6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130"/>
          <table:table-cell table:style-name="ce130" office:value-type="string" calcext:value-type="string">
            <text:p>SnyF-Kynkçı Merdal 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number-columns-repeated="2" table:default-cell-style-name="ce60"/>
        <table:table-column table:style-name="co12" table:number-columns-repeated="3" table:default-cell-style-name="ce63"/>
        <table:table-row table:style-name="ro2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52])" office:value-type="float" office:value="34617.91" calcext:value-type="float">
            <text:p>34.617,91</text:p>
          </table:table-cell>
          <table:table-cell table:style-name="ce109" table:formula="of:=SUM([.E4:.E86])" office:value-type="float" office:value="-11695.35" calcext:value-type="float">
            <text:p>-11.695,35</text:p>
          </table:table-cell>
          <table:table-cell table:style-name="ce109" table:formula="of:=SUM([.F4:.F83])" office:value-type="float" office:value="102061.66" calcext:value-type="float">
            <text:p>102.061,66</text:p>
          </table:table-cell>
          <table:table-cell table:style-name="ce109" table:formula="of:=SUM([.G4:.G83])" office:value-type="float" office:value="-33894.33" calcext:value-type="float">
            <text:p>-33.894,33</text:p>
          </table:table-cell>
          <table:table-cell table:style-name="ce109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93" office:value-type="date" office:date-value="2022-08-15" calcext:value-type="date">
            <text:p>15.08.2022</text:p>
          </table:table-cell>
          <table:table-cell table:style-name="ce100" office:value-type="string" calcext:value-type="string">
            <text:p><text:span text:style-name="T1">8758480300  /CK ÇEPESAŞ/FATURA</text:span></text:p>
          </table:table-cell>
          <table:table-cell table:style-name="ce99"/>
          <table:table-cell table:style-name="ce158"/>
          <table:table-cell table:style-name="ce6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11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11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93"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yasemin ehliyet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93"/>
          <table:table-cell office:value-type="string" calcext:value-type="string">
            <text:p>snyG Metin ÇELİK 31-9-22 – 23</text:p>
          </table:table-cell>
          <table:table-cell table:style-name="ce98"/>
          <table:table-cell table:style-name="ce157"/>
          <table:table-cell table:style-name="ce6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93"/>
          <table:table-cell office:value-type="string" calcext:value-type="string">
            <text:p>40000 + (8 x 1000) = 48000 TL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93"/>
          <table:table-cell/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1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1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19" office:value-type="string" calcext:value-type="string">
            <text:p>Doğuş Kira 12/12-2022-23 BANKADAN</text:p>
          </table:table-cell>
          <table:table-cell table:style-name="ce119" office:value-type="string" calcext:value-type="string">
            <text:p>BH</text:p>
          </table:table-cell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Kynkçı Merdal elektrik haziran</text:p>
          </table:table-cell>
          <table:table-cell table:style-name="ce161"/>
          <table:table-cell table:style-name="ce183"/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table:style-name="ce119" office:value-type="string" calcext:value-type="string">
            <text:p>Doğuş Kira 12/12-2022-23 kalan bakiye</text:p>
          </table:table-cell>
          <table:table-cell table:style-name="ce119" office:value-type="string" calcext:value-type="string">
            <text:p>BH</text:p>
          </table:table-cell>
          <table:table-cell table:style-name="ce143" office:value-type="float" office:value="2000" calcext:value-type="float">
            <text:p>2.000,00</text:p>
          </table:table-cell>
          <table:table-cell table:style-name="ce119"/>
          <table:table-cell table:style-name="ce13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default-cell-style-name="ce115"/>
        <table:table-column table:style-name="co12" table:number-columns-repeated="3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42])" office:value-type="float" office:value="70162.31" calcext:value-type="float">
            <text:p>70.162,31</text:p>
          </table:table-cell>
          <table:table-cell table:style-name="ce109" table:formula="of:=SUM([.E5:.E71])" office:value-type="float" office:value="-75599.02" calcext:value-type="float">
            <text:p>-75.599,02</text:p>
          </table:table-cell>
          <table:table-cell table:style-name="ce109" table:formula="of:=SUM([.F5:.F68])" office:value-type="float" office:value="9260.5" calcext:value-type="float">
            <text:p>9.260,50</text:p>
          </table:table-cell>
          <table:table-cell table:style-name="ce109" table:formula="of:=SUM([.G5:.G68])" office:value-type="float" office:value="-23529.24" calcext:value-type="float">
            <text:p>-23.529,24</text:p>
          </table:table-cell>
          <table:table-cell table:style-name="ce109" table:formula="of:=[.F2]+[.G2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6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6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6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00" calcext:value-type="float">
            <text:p>-200,00</text:p>
          </table:table-cell>
          <table:table-cell table:style-name="ce6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00" calcext:value-type="float">
            <text:p>-400,00</text:p>
          </table:table-cell>
          <table:table-cell table:style-name="ce6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93" office:value-type="date" office:date-value="2022-09-03" calcext:value-type="date">
            <text:p>03.09.2022</text:p>
          </table:table-cell>
          <table:table-cell table:style-name="ce99" office:value-type="string" calcext:value-type="string">
            <text:p>nakit istanbul</text:p>
          </table:table-cell>
          <table:table-cell table:style-name="ce99" table:number-columns-repeated="2"/>
          <table:table-cell/>
          <table:table-cell table:style-name="ce6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93" office:value-type="date" office:date-value="2022-09-12" calcext:value-type="date">
            <text:p>12.09.2022</text:p>
          </table:table-cell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 1/3</text:p>
          </table:table-cell>
          <table:table-cell table:style-name="ce10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 girne -taşucu</text:p>
          </table:table-cell>
          <table:table-cell table:style-name="ce10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toros benzin taşucu-tokat</text:p>
          </table:table-cell>
          <table:table-cell table:style-name="ce10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float" office:value="2240" calcext:value-type="float">
            <text:p>2240</text:p>
          </table:table-cell>
          <table:table-cell table:style-name="ce10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00" office:value-type="string" calcext:value-type="string">
            <text:p>Carraro 327 bisiklet</text:p>
          </table:table-cell>
          <table:table-cell table:style-name="ce100" office:value-type="string" calcext:value-type="string">
            <text:p>bh</text:p>
          </table:table-cell>
          <table:table-cell table:style-name="ce100"/>
          <table:table-cell table:style-name="ce6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2" office:value-type="float" office:value="-13620.3" calcext:value-type="float">
            <text:p>-13.620,30</text:p>
          </table:table-cell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/>
          <table:table-cell office:value-type="float" office:value="-1509" calcext:value-type="float">
            <text:p>-1.509,00</text:p>
          </table:table-cell>
          <table:table-cell table:formula="of:=[.H29]+[.F30]+[.G30]" office:value-type="float" office:value="-18409.24" calcext:value-type="float">
            <text:p>-18.4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8409.24" calcext:value-type="float">
            <text:p>-18.4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/>
          <table:table-cell office:value-type="float" office:value="-1509" calcext:value-type="float">
            <text:p>-1.509,00</text:p>
          </table:table-cell>
          <table:table-cell table:formula="of:=[.H31]+[.F32]+[.G32]" office:value-type="float" office:value="-19918.24" calcext:value-type="float">
            <text:p>-19.9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19918.24" calcext:value-type="float">
            <text:p>-19.9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61" office:value-type="float" office:value="-1500" calcext:value-type="float">
            <text:p>-1.500,00</text:p>
          </table:table-cell>
          <table:table-cell table:formula="of:=[.H33]+[.F34]+[.G34]" office:value-type="float" office:value="-21418.24" calcext:value-type="float">
            <text:p>-21.418,24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4]+[.F35]+[.G35]" office:value-type="float" office:value="-21418.24" calcext:value-type="float">
            <text:p>-21.4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15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7118.74" calcext:value-type="float">
            <text:p>-17.1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5468.74" calcext:value-type="float">
            <text:p>-15.4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9" office:value-type="float" office:value="1200" calcext:value-type="float">
            <text:p>1.200,00</text:p>
          </table:table-cell>
          <table:table-cell table:style-name="Default"/>
          <table:table-cell table:style-name="ce6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9" office:value-type="float" office:value="54000" calcext:value-type="float">
            <text:p>54.000,00</text:p>
          </table:table-cell>
          <table:table-cell table:style-name="Default"/>
          <table:table-cell table:style-name="ce61" table:number-columns-repeated="2"/>
          <table:table-cell table:formula="of:=[.H38]+[.F39]+[.G39]" office:value-type="float" office:value="-14268.74" calcext:value-type="float">
            <text:p>-14.2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office:value-type="string" calcext:value-type="string">
            <text:p>SnyF-Kynkçı Merdal 1/12-2023-24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4268.74" calcext:value-type="float">
            <text:p>-14.2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4268.74" calcext:value-type="float">
            <text:p>-14.2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table:style-name="ce141" office:value-type="string" calcext:value-type="string">
            <text:p>Lise Arkası Kira ++++++++++++++++</text:p>
          </table:table-cell>
          <table:table-cell table:style-name="ce141"/>
          <table:table-cell table:style-name="ce14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table:style-name="ce141" office:value-type="string" calcext:value-type="string">
            <text:p>SnyF-Kynkçı Merdal 12/12-2022-23</text:p>
          </table:table-cell>
          <table:table-cell table:style-name="ce141"/>
          <table:table-cell table:style-name="ce1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4268.74" calcext:value-type="float">
            <text:p>-14.2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4268.74" calcext:value-type="float">
            <text:p>-14.268,74</text:p>
          </table:table-cell>
        </table:table-row>
      </table:table>
      <table:table table:name="10" table:style-name="ta1">
        <table:table-column table:style-name="co1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12" table:default-cell-style-name="ce100"/>
        <table:table-column table:style-name="co12" table:default-cell-style-name="ce62"/>
        <table:table-column table:style-name="co12" table:number-columns-repeated="3" table:default-cell-style-name="ce63"/>
        <table:table-row table:style-name="ro2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6])" office:value-type="float" office:value="14050" calcext:value-type="float">
            <text:p>14.050,00</text:p>
          </table:table-cell>
          <table:table-cell table:style-name="ce109" table:formula="of:=SUM([.E4:.E98])" office:value-type="float" office:value="-20870.82" calcext:value-type="float">
            <text:p>-20.870,82</text:p>
          </table:table-cell>
          <table:table-cell table:style-name="ce109" table:formula="of:=SUM([.F4:.F95])" office:value-type="float" office:value="0" calcext:value-type="float">
            <text:p>0,00</text:p>
          </table:table-cell>
          <table:table-cell table:style-name="ce109" table:formula="of:=SUM([.G4:.G95])" office:value-type="float" office:value="-30866.5" calcext:value-type="float">
            <text:p>-30.866,50</text:p>
          </table:table-cell>
          <table:table-cell table:style-name="ce109" table:formula="of:=[.F2]+[.G2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Default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Default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/>
          <table:table-cell table:style-name="Default"/>
          <table:table-cell table:style-name="ce63"/>
          <table:table-cell table:number-columns-repeated="3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table:style-name="Default"/>
          <table:table-cell table:style-name="ce63"/>
          <table:table-cell table:number-columns-repeated="3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/>
          <table:table-cell table:style-name="ce63"/>
          <table:table-cell table:number-columns-repeated="2"/>
          <table:table-cell table:formula="of:=[.H7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table:number-columns-repeated="3"/>
          <table:table-cell table:number-columns-repeated="3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492.5" calcext:value-type="float">
            <text:p>-492,50</text:p>
          </table:table-cell>
          <table:table-cell table:formula="of:=[.H15]+[.F16]+[.G16]" office:value-type="float" office:value="-492.5" calcext:value-type="float">
            <text:p>-492,50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6]+[.F17]+[.G17]" office:value-type="float" office:value="-492.5" calcext:value-type="float">
            <text:p>-492,5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7]+[.F18]+[.G18]" office:value-type="float" office:value="-492.5" calcext:value-type="float">
            <text:p>-492,50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8]+[.F19]+[.G19]" office:value-type="float" office:value="-492.5" calcext:value-type="float">
            <text:p>-492,50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Mtv 2/3</text:p>
          </table:table-cell>
          <table:table-cell table:style-name="ce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28" calcext:value-type="date">
            <text:p>28.08.2022</text:p>
          </table:table-cell>
          <table:table-cell table:style-name="ce98" office:value-type="string" calcext:value-type="string">
            <text:p>toyota gaz tokat</text:p>
          </table:table-cell>
          <table:table-cell table:style-name="ce9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tosya</text:p>
          </table:table-cell>
          <table:table-cell table:style-name="ce9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benzin bolu</text:p>
          </table:table-cell>
          <table:table-cell table:style-name="ce9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bolu yemek hanzade</text:p>
          </table:table-cell>
          <table:table-cell table:style-name="ce9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bolu</text:p>
          </table:table-cell>
          <table:table-cell table:style-name="ce9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toyota gaz istanbul</text:p>
          </table:table-cell>
          <table:table-cell table:style-name="ce9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ikea <text:s/></text:p>
          </table:table-cell>
          <table:table-cell table:style-name="ce9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yemek</text:p>
          </table:table-cell>
          <table:table-cell table:style-name="ce9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100" office:value-type="string" calcext:value-type="string">
            <text:p>ikea masa 1/6</text:p>
          </table:table-cell>
          <table:table-cell table:style-name="ce10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100" office:value-type="string" calcext:value-type="string">
            <text:p>koçtaş dolap ½</text:p>
          </table:table-cell>
          <table:table-cell table:style-name="ce10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2" calcext:value-type="date">
            <text:p>02.09.2022</text:p>
          </table:table-cell>
          <table:table-cell table:style-name="ce100" office:value-type="string" calcext:value-type="string">
            <text:p>market</text:p>
          </table:table-cell>
          <table:table-cell table:style-name="ce10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2" calcext:value-type="date">
            <text:p>02.09.2022</text:p>
          </table:table-cell>
          <table:table-cell table:style-name="ce100" office:value-type="string" calcext:value-type="string">
            <text:p>market</text:p>
          </table:table-cell>
          <table:table-cell table:style-name="ce10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0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3" calcext:value-type="date">
            <text:p>03.09.2022</text:p>
          </table:table-cell>
          <table:table-cell table:style-name="ce100" office:value-type="string" calcext:value-type="string">
            <text:p>bayramoğlu toyota buji</text:p>
          </table:table-cell>
          <table:table-cell table:style-name="ce10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3" calcext:value-type="date">
            <text:p>03.09.2022</text:p>
          </table:table-cell>
          <table:table-cell table:style-name="ce100" office:value-type="string" calcext:value-type="string">
            <text:p>bayramoğlu toyota rotil</text:p>
          </table:table-cell>
          <table:table-cell table:style-name="ce10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4" calcext:value-type="date">
            <text:p>04.09.2022</text:p>
          </table:table-cell>
          <table:table-cell table:style-name="ce100" office:value-type="string" calcext:value-type="string">
            <text:p>hummel ayakkabı 4 adet</text:p>
          </table:table-cell>
          <table:table-cell table:style-name="ce10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4" calcext:value-type="date">
            <text:p>04.09.2022</text:p>
          </table:table-cell>
          <table:table-cell table:style-name="ce100" office:value-type="string" calcext:value-type="string">
            <text:p>tavuk dünyası</text:p>
          </table:table-cell>
          <table:table-cell table:style-name="ce10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5" calcext:value-type="date">
            <text:p>05.09.2022</text:p>
          </table:table-cell>
          <table:table-cell table:style-name="ce100" office:value-type="string" calcext:value-type="string">
            <text:p>market</text:p>
          </table:table-cell>
          <table:table-cell table:style-name="ce10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gaz istanbul</text:p>
          </table:table-cell>
          <table:table-cell table:style-name="ce10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koçtaş pervane 1/6</text:p>
          </table:table-cell>
          <table:table-cell table:style-name="ce10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bolu yemek</text:p>
          </table:table-cell>
          <table:table-cell table:style-name="ce10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gaz bolu</text:p>
          </table:table-cell>
          <table:table-cell table:style-name="ce10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pirinç</text:p>
          </table:table-cell>
          <table:table-cell table:style-name="ce10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osmancık yolcu leblebi pirinç</text:p>
          </table:table-cell>
          <table:table-cell table:style-name="ce10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benzin turhal</text:p>
          </table:table-cell>
          <table:table-cell table:style-name="ce10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gaz şenyurt</text:p>
          </table:table-cell>
          <table:table-cell table:style-name="ce10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07" calcext:value-type="date">
            <text:p>07.09.2022</text:p>
          </table:table-cell>
          <table:table-cell table:style-name="ce100" office:value-type="string" calcext:value-type="string">
            <text:p>toyota şanz yağı 3 lt</text:p>
          </table:table-cell>
          <table:table-cell table:style-name="ce10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492.5" calcext:value-type="float">
            <text:p>-492,50</text:p>
          </table:table-cell>
        </table:table-row>
        <table:table-row table:style-name="ro2">
          <table:table-cell table:style-name="ce93" office:value-type="date" office:date-value="2022-09-10" calcext:value-type="date">
            <text:p>10.09.2022</text:p>
          </table:table-cell>
          <table:table-cell table:style-name="ce100" office:value-type="string" calcext:value-type="string">
            <text:p>alçıpan</text:p>
          </table:table-cell>
          <table:table-cell table:style-name="ce10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492.5" calcext:value-type="float">
            <text:p>-492,50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 9324,32</text:p>
          </table:table-cell>
          <table:table-cell table:style-name="ce100"/>
          <table:table-cell table:number-columns-repeated="3"/>
          <table:table-cell office:value-type="float" office:value="-30374" calcext:value-type="float">
            <text:p>-30.374,00</text:p>
          </table:table-cell>
          <table:table-cell table:formula="of:=[.H52]+[.F53]+[.G53]" office:value-type="float" office:value="-30866.5" calcext:value-type="float">
            <text:p>-30.866,50</text:p>
          </table:table-cell>
        </table:table-row>
        <table:table-row table:style-name="ro2">
          <table:table-cell table:style-name="ce93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4"/>
          <table:table-cell table:formula="of:=[.H53]+[.F54]+[.G54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6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54]+[.F55]+[.G55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6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55]+[.F56]+[.G56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60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56]+[.F57]+[.G57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57]+[.F58]+[.G58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00" calcext:value-type="float">
            <text:p>4.200,00</text:p>
          </table:table-cell>
          <table:table-cell table:style-name="ce60"/>
          <table:table-cell table:number-columns-repeated="2"/>
          <table:table-cell table:formula="of:=[.H58]+[.F59]+[.G59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style-name="ce60"/>
          <table:table-cell table:number-columns-repeated="2"/>
          <table:table-cell table:formula="of:=[.H59]+[.F60]+[.G60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style-name="ce60"/>
          <table:table-cell table:number-columns-repeated="2"/>
          <table:table-cell table:formula="of:=[.H60]+[.F61]+[.G61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snyG Metin ÇELİK 2/8</text:p>
          </table:table-cell>
          <table:table-cell/>
          <table:table-cell table:style-name="ce78" office:value-type="float" office:value="1200" calcext:value-type="float">
            <text:p>1.200,00</text:p>
          </table:table-cell>
          <table:table-cell table:style-name="ce60"/>
          <table:table-cell table:style-name="Default" table:number-columns-repeated="2"/>
          <table:table-cell table:formula="of:=[.H61]+[.F62]+[.G62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SnyF-Kynkçı Merdal 2/12-2023-24</text:p>
          </table:table-cell>
          <table:table-cell/>
          <table:table-cell table:style-name="ce188" office:value-type="currency" office:currency="TRY" office:value="4000" calcext:value-type="currency">
            <text:p>₺4.000,00</text:p>
          </table:table-cell>
          <table:table-cell table:style-name="ce60"/>
          <table:table-cell table:style-name="Default" table:number-columns-repeated="2"/>
          <table:table-cell table:formula="of:=[.H62]+[.F63]+[.G63]" office:value-type="float" office:value="-30866.5" calcext:value-type="float">
            <text:p>-30.866,5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63]+[.F64]+[.G64]" office:value-type="float" office:value="-30866.5" calcext:value-type="float">
            <text:p>-30.866,5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64]+[.F65]+[.G65]" office:value-type="float" office:value="-30866.5" calcext:value-type="float">
            <text:p>-30.866,5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65]+[.F66]+[.G66]" office:value-type="float" office:value="-30866.5" calcext:value-type="float">
            <text:p>-30.866,5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66]+[.F67]+[.G67]" office:value-type="float" office:value="-30866.5" calcext:value-type="float">
            <text:p>-30.866,5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67]+[.F68]+[.G68]" office:value-type="float" office:value="-30866.5" calcext:value-type="float">
            <text:p>-30.866,5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68]+[.F69]+[.G69]" office:value-type="float" office:value="-30866.5" calcext:value-type="float">
            <text:p>-30.866,5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69]+[.F70]+[.G70]" office:value-type="float" office:value="-30866.5" calcext:value-type="float">
            <text:p>-30.866,50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35])" office:value-type="float" office:value="135050" calcext:value-type="float">
            <text:p>135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33])" office:value-type="float" office:value="13850" calcext:value-type="float">
            <text:p>13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7"/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06:03:08.896389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34M25S</meta:editing-duration>
    <meta:editing-cycles>72</meta:editing-cycles>
    <meta:generator>LibreOffice/7.2.5.2$Linux_X86_64 LibreOffice_project/20$Build-2</meta:generator>
    <dc:date>2022-10-04T07:04:20.293762080</dc:date>
    <meta:document-statistic meta:table-count="14" meta:cell-count="1813" meta:object-count="0"/>
  </office:meta>
</office:document-meta>
</file>